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c54b" officeooo:paragraph-rsid="001ac54b"/>
    </style:style>
    <style:style style:name="P2" style:family="paragraph" style:parent-style-name="Preformatted_20_Text">
      <style:paragraph-properties fo:text-align="center" style:justify-single-word="false"/>
      <style:text-properties officeooo:rsid="001ac54b" officeooo:paragraph-rsid="001ac54b"/>
    </style:style>
    <style:style style:name="T1" style:family="text">
      <style:text-properties officeooo:rsid="001b8c57"/>
    </style:style>
    <style:style style:name="T2" style:family="text">
      <style:text-properties officeooo:rsid="001cf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liaus Minkevičiaus</text:p>
      <text:p text:style-name="P2">Kodavimo standartas</text:p>
      <text:p text:style-name="P1"/>
      <text:p text:style-name="P1">1. Eilučių ilgis neviršija 80 stulpeliu.</text:p>
      <text:p text:style-name="P1">Ilgesni sakiniai yra skaidomi į kelias, trumpesnes už 80 stulpelių eilutes stengiantis išlaikyti jų prasmę.</text:p>
      <text:p text:style-name="P1"/>
      <text:p text:style-name="P1">Ilgo sąlyginio sakinio pavyzdys:</text:p>
      <text:p text:style-name="P1">if (pirmoji_savybe == true &amp;&amp; antroji_savybe == true &amp;&amp; trečioji_savybe == true</text:p>
      <text:p text:style-name="P1"><text:s text:c="3"/>&amp;&amp; ketvirtoji_savybe == true &amp;&amp; penktoji_savybe == true) {</text:p>
      <text:p text:style-name="P1"><text:tab/>vykdomi_sakiniai;</text:p>
      <text:p text:style-name="P1">}</text:p>
      <text:p text:style-name="P1"/>
      <text:p text:style-name="P1">2. Kodo įtraukimas (tabuliacija) yra 8 simboliai.</text:p>
      <text:p text:style-name="P1">Kuo gilesne funkcija, tuo labiau įtrauktas kodas. PVZ.: cikle esančio if sakiniai yra dvigubos itraukos.</text:p>
      <text:p text:style-name="P1">Switch sakinyje "switch" ir atvejai yra vienodai <text:span text:style-name="T1">į</text:span>traukti.</text:p>
      <text:p text:style-name="P1"/>
      <text:p text:style-name="P1"><text:span text:style-name="T1">Įvairiai</text:span> <text:span text:style-name="T1">į</text:span>traukto kodo pavyzdys:</text:p>
      <text:p text:style-name="P1">while (simbolis) {</text:p>
      <text:p text:style-name="P1"><text:tab/>sakinys_1;</text:p>
      <text:p text:style-name="P1"><text:tab/>sakinys_2;</text:p>
      <text:p text:style-name="P1"><text:tab/>sakinys_3;</text:p>
      <text:p text:style-name="P1"><text:tab/>if (s<text:span text:style-name="T1">ą</text:span>lyga_teisinga) {</text:p>
      <text:p text:style-name="P1"><text:tab/><text:tab/>sakinys_4;</text:p>
      <text:p text:style-name="P1"><text:tab/><text:tab/>sakinys_5;</text:p>
      <text:p text:style-name="P1"><text:tab/><text:tab/>switch (simbolis) {</text:p>
      <text:p text:style-name="P1"><text:tab/><text:tab/>case 'A':</text:p>
      <text:p text:style-name="P1"><text:tab/><text:tab/><text:tab/>return 'A';</text:p>
      <text:p text:style-name="P1"><text:tab/><text:tab/><text:tab/>break;</text:p>
      <text:p text:style-name="P1"><text:tab/><text:tab/>case 'B':</text:p>
      <text:p text:style-name="P1"><text:tab/><text:tab/><text:tab/>vykdomas_B_kodas;</text:p>
      <text:p text:style-name="P1"><text:tab/><text:tab/><text:tab/>break;</text:p>
      <text:p text:style-name="P1"><text:tab/><text:tab/>}</text:p>
      <text:p text:style-name="P1"><text:tab/><text:tab/>tolesni_if_sakiniai;</text:p>
      <text:p text:style-name="P1"><text:tab/>}</text:p>
      <text:p text:style-name="P1"><text:tab/>tolesni_while_sakiniai;</text:p>
      <text:p text:style-name="P1">}</text:p>
      <text:p text:style-name="P1"/>
      <text:p text:style-name="P1">3. "{" yra dedamas eilutės gale, o "}" prad<text:span text:style-name="T1">ž</text:span>ioje. </text:p>
      <text:p text:style-name="P1">Funkcijoms "{" ir "}" yra dedami naujoje eilut<text:span text:style-name="T1">ė</text:span>je ir yra vieninteliai simboliai.</text:p>
      <text:p text:style-name="P1"/>
      <text:p text:style-name="P1">4. Po <text:span text:style-name="T1">ž</text:span>odžių: if, switch, case, for, do, while - yra dedamas tarpas.</text:p>
      <text:p text:style-name="P1">Tarpo nereikia d<text:span text:style-name="T1">ėt</text:span>i po žodžių, kurie veikia kaip malloc ir sizeof, tai yra, jei jie grąži<text:span text:style-name="T1">na</text:span> skaitinę reikšmę ir yra naudojami priskirime.</text:p>
      <text:p text:style-name="P1"/>
      <text:p text:style-name="P1">Abiejų atvejų pavyzdys:</text:p>
      <text:p text:style-name="P1">if (sąlyga) {</text:p>
      <text:p text:style-name="P1"><text:tab/>sakinys;</text:p>
      <text:p text:style-name="P1">}</text:p>
      <text:p text:style-name="P1">kintamasis = sizeof(tipas);</text:p>
      <text:p text:style-name="P1"/>
      <text:p text:style-name="P1">5. Loginės, aritmetinės ir priskirimo operacijų ženklai išskiriami tarpais.</text:p>
      <text:p text:style-name="P1">"++" ir "--" neiš<text:span text:style-name="T2">s</text:span>kiriami tarpais.</text:p>
      <text:p text:style-name="P1">Struktūrų narių operatorius "-&gt;" neiš<text:span text:style-name="T2">s</text:span>kiriamas tarpais.</text:p>
      <text:p text:style-name="P1"/>
      <text:p text:style-name="P1">6. Lokaliųjų kintamųjų pavadinimai yra žodžio ilgio ir aiškus arba raidė, jei tai yra ciklo kintamasis.</text:p>
      <text:p text:style-name="P1">Kintamasis gali būti vadinamas dviem žodžiais, tada antro žodžio pirma raidė yra didžioji.</text:p>
      <text:p text:style-name="P1"/>
      <text:p text:style-name="P1">7. Funkcijos vadinamos <text:span text:style-name="T1">keliais</text:span> <text:span text:style-name="T2">ž</text:span>odžiais atskirtais "_" ženkl<text:span text:style-name="T1">ais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20:50:59.151754496</dc:date>
    <meta:editing-duration>PT14M43S</meta:editing-duration>
    <meta:editing-cycles>3</meta:editing-cycles>
    <meta:generator>LibreOffice/5.4.4.2$Linux_X86_64 LibreOffice_project/40m0$Build-2</meta:generator>
    <meta:document-statistic meta:table-count="0" meta:image-count="0" meta:object-count="0" meta:page-count="1" meta:paragraph-count="47" meta:word-count="239" meta:character-count="1694" meta:non-whitespace-character-count="1465"/>
  </office:meta>
</office:document-meta>
</file>